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4JConfigurator.setResource( final Resour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Configurator.subst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Configurator.setSettings( final Setting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Configurat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